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9d" draw:textarea-horizontal-align="justify" draw:textarea-vertical-align="top" draw:auto-grow-height="true" fo:min-height="1.032cm" fo:padding-top="0.119cm" fo:padding-bottom="0.119cm" fo:padding-left="0.238cm" fo:padding-right="0.238cm" fo:wrap-option="no-wrap" draw:shadow="hidden" draw:shadow-color="#808080"/>
    </style:style>
    <style:style style:name="gr2" style:family="graphic" style:parent-style-name="standard" style:list-style-name="L2">
      <style:graphic-properties draw:stroke="none" draw:fill="none" draw:fill-color="#ffff9d" draw:textarea-horizontal-align="justify" draw:textarea-vertical-align="top" draw:auto-grow-height="true" fo:padding-top="0.119cm" fo:padding-bottom="0.119cm" fo:padding-left="0.238cm" fo:padding-right="0.238cm" fo:wrap-option="no-wrap" draw:shadow="hidden" draw:shadow-color="#808080"/>
    </style:style>
    <style:style style:name="gr3" style:family="graphic" style:parent-style-name="standard" style:list-style-name="L2">
      <style:graphic-properties draw:stroke="solid" svg:stroke-width="0.035cm" svg:stroke-color="#000000" draw:stroke-linejoin="miter" draw:fill="solid" draw:fill-color="#ff9ee0" draw:textarea-horizontal-align="justify" draw:textarea-vertical-align="middle" draw:auto-grow-height="false" fo:padding-top="0.119cm" fo:padding-bottom="0.119cm" fo:padding-left="0.238cm" fo:padding-right="0.238cm" fo:wrap-option="wrap" draw:shadow="hidden" draw:shadow-offset-x="0.212cm" draw:shadow-offset-y="0.212cm" draw:shadow-color="#808080"/>
    </style:style>
    <style:style style:name="gr4" style:family="graphic" style:parent-style-name="standard" style:list-style-name="L2">
      <style:graphic-properties draw:stroke="solid" svg:stroke-width="0.035cm" svg:stroke-color="#000000" draw:stroke-linejoin="miter" draw:fill="solid" draw:fill-color="#ffff9d" draw:textarea-horizontal-align="justify" draw:textarea-vertical-align="middle" draw:auto-grow-height="false" fo:padding-top="0.119cm" fo:padding-bottom="0.119cm" fo:padding-left="0.238cm" fo:padding-right="0.238cm" fo:wrap-option="wrap" draw:shadow="hidden" draw:shadow-offset-x="0.212cm" draw:shadow-offset-y="0.212cm" draw:shadow-color="#808080"/>
    </style:style>
    <style:style style:name="gr5" style:family="graphic" style:parent-style-name="standard" style:list-style-name="L3">
      <style:graphic-properties draw:stroke="solid" svg:stroke-width="0.035cm" svg:stroke-color="#000000" draw:stroke-linejoin="miter" draw:fill="solid" draw:fill-color="#95cd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212cm" draw:shadow-offset-y="0.212cm" draw:shadow-color="#808080"/>
    </style:style>
    <style:style style:name="gr6" style:family="graphic" style:parent-style-name="standard" style:list-style-name="L3">
      <style:graphic-properties draw:stroke="solid" svg:stroke-width="0.035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212cm" draw:shadow-offset-y="0.212cm" draw:shadow-color="#808080"/>
    </style:style>
    <style:style style:name="gr7" style:family="graphic" style:parent-style-name="standard" style:list-style-name="L3">
      <style:graphic-properties draw:stroke="solid" svg:stroke-width="0.035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212cm" draw:shadow-offset-y="0.212cm" draw:shadow-color="#808080"/>
    </style:style>
    <style:style style:name="gr8" style:family="graphic" style:parent-style-name="standard" style:list-style-name="L3">
      <style:graphic-properties draw:stroke="solid" svg:stroke-width="0.035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212cm" draw:shadow-offset-y="0.212cm" draw:shadow-color="#808080"/>
    </style:style>
    <style:style style:name="gr9" style:family="graphic" style:parent-style-name="standard" style:list-style-name="L2">
      <style:graphic-properties draw:stroke="solid" svg:stroke-width="0.035cm" svg:stroke-color="#000000" draw:stroke-linejoin="miter" draw:fill="solid" draw:fill-color="#ff9ee0" draw:textarea-horizontal-align="justify" draw:textarea-vertical-align="middle" draw:auto-grow-height="false" fo:padding-top="0.119cm" fo:padding-bottom="0.119cm" fo:padding-left="0.238cm" fo:padding-right="0.238cm" fo:wrap-option="wrap" draw:shadow="hidden" draw:shadow-offset-x="0.212cm" draw:shadow-offset-y="0.212cm" draw:shadow-color="#808080"/>
    </style:style>
    <style:style style:name="gr10" style:family="graphic" style:parent-style-name="standard" style:list-style-name="L2">
      <style:graphic-properties draw:stroke="solid" svg:stroke-width="0.035cm" svg:stroke-color="#000000" draw:stroke-linejoin="miter" draw:fill="solid" draw:fill-color="#ffff9d" draw:textarea-horizontal-align="justify" draw:textarea-vertical-align="middle" draw:auto-grow-height="false" fo:padding-top="0.119cm" fo:padding-bottom="0.119cm" fo:padding-left="0.238cm" fo:padding-right="0.238cm" fo:wrap-option="wrap" draw:shadow="hidden" draw:shadow-offset-x="0.212cm" draw:shadow-offset-y="0.212cm" draw:shadow-color="#808080"/>
    </style:style>
    <style:style style:name="gr11" style:family="graphic" style:parent-style-name="standard" style:list-style-name="L3">
      <style:graphic-properties draw:stroke="solid" svg:stroke-width="0.035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212cm" draw:shadow-offset-y="0.212cm" draw:shadow-color="#808080"/>
    </style:style>
    <style:style style:name="gr12" style:family="graphic" style:parent-style-name="standard" style:list-style-name="L3">
      <style:graphic-properties draw:stroke="dash" draw:stroke-dash="Ultrafine_20_Dashed" svg:stroke-width="0.035cm" svg:stroke-color="#000000" draw:stroke-linejoin="miter" draw:fill="none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212cm" draw:shadow-offset-y="0.212cm" draw:shadow-color="#808080"/>
    </style:style>
    <style:style style:name="gr13" style:family="graphic" style:parent-style-name="standard" style:list-style-name="L3">
      <style:graphic-properties draw:stroke="solid" svg:stroke-width="0.035cm" svg:stroke-color="#000000" draw:stroke-linejoin="miter" draw:fill="solid" draw:fill-color="#95cd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212cm" draw:shadow-offset-y="0.212cm" draw:shadow-color="#808080"/>
    </style:style>
    <style:style style:name="gr14" style:family="graphic" style:parent-style-name="standard">
      <style:graphic-properties svg:stroke-width="0.071cm" draw:marker-start-width="0.406cm" draw:marker-end-width="0.406cm" draw:fill="none" draw:textarea-vertical-align="middle" draw:auto-grow-height="false" fo:min-height="0.749cm" fo:min-width="0.499cm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035cm" draw:marker-start-width="0.353cm" draw:marker-end-width="0.353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margin-top="0.352cm" fo:margin-bottom="0cm" fo:line-height="100%" fo:text-align="center" text:enable-numbering="false" fo:text-indent="0cm" style:punctuation-wrap="simple" style:line-break="normal"/>
    </style:style>
    <style:style style:name="P2" style:family="paragraph">
      <style:paragraph-properties fo:margin-left="0cm" fo:margin-right="0cm" fo:margin-top="0.352cm" fo:margin-bottom="0cm" fo:line-height="100%" fo:text-align="center" text:enable-numbering="false" fo:text-indent="0cm" style:punctuation-wrap="simple" style:line-break="normal" style:writing-mode="lr-tb"/>
    </style:style>
    <style:style style:name="P3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4" style:family="paragraph">
      <style:paragraph-properties fo:margin-left="0cm" fo:margin-right="0cm" fo:line-height="100%" fo:text-align="center" text:enable-numbering="false" fo:text-indent="0cm" style:punctuation-wrap="simple" style:line-break="normal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 style:punctuation-wrap="simple" style:line-break="normal" style:writing-mode="lr-tb"/>
      <style:text-properties fo:font-size="2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family="Arial" style:font-style-name="Normal" style:font-family-generic="swiss" style:font-pitch="variable" fo:font-size="24pt" style:font-size-asian="24pt" style:font-size-complex="24pt"/>
    </style:style>
    <style:style style:name="T1" style:family="text">
      <style:text-properties fo:font-family="Tahoma" style:font-pitch="variable" fo:font-size="20pt" fo:language="de" fo:country="CH" style:font-size-asian="20pt" style:font-size-complex="20pt"/>
    </style:style>
    <style:style style:name="T2" style:family="text">
      <style:text-properties fo:font-family="Tahoma" style:font-pitch="variable" fo:font-size="20pt" fo:language="de" fo:country="DE" style:font-size-asian="20pt" style:font-size-complex="20pt"/>
    </style:style>
    <style:style style:name="T3" style:family="text">
      <style:text-properties fo:font-family="Arial" style:font-style-name="Normal" style:font-family-generic="swiss" style:font-pitch="variable" fo:font-size="24pt" style:font-size-asian="24pt" style:font-size-complex="2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99cc" fo:font-size="7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13.123cm" svg:height="1.27cm" svg:x="6.773cm" svg:y="1.205cm">
          <text:p text:style-name="P1"><text:span text:style-name="T1">Secure Transport Layer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927cm" svg:height="1.941cm" svg:x="0cm" svg:y="1.058cm">
          <text:p text:style-name="P1"><text:span text:style-name="T1">Insecure Transport Layer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445cm" svg:height="1.693cm" svg:x="0.635cm" svg:y="7.335cm">
          <draw:glue-point draw:id="4" svg:x="5.001cm" svg:y="5.002cm"/>
          <text:p text:style-name="P1"><text:span text:style-name="T2">TC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45cm" svg:height="1.693cm" svg:x="0.635cm" svg:y="9.028cm">
          <draw:glue-point draw:id="4" svg:x="5.001cm" svg:y="5.002cm"/>
          <text:p text:style-name="P1"><text:span text:style-name="T2">I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445cm" svg:height="1.694cm" svg:x="0.635cm" svg:y="5.641cm">
          <draw:glue-point draw:id="4" svg:x="5.001cm" svg:y="-5cm"/>
          <draw:glue-point draw:id="5" svg:x="4.992cm" svg:y="5.106cm"/>
          <text:p text:style-name="P3"><text:span text:style-name="T2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54cm" svg:height="1.693cm" svg:x="14.781cm" svg:y="5.927cm">
          <text:p text:style-name="P3"><text:span text:style-name="T2">Change</text:span></text:p>
          <text:p text:style-name="P3"><text:span text:style-name="T2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729cm" svg:height="1.693cm" svg:x="17.498cm" svg:y="5.927cm">
          <text:p text:style-name="P3"><text:span text:style-name="T2">Aler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634cm" svg:height="1.693cm" svg:x="10.971cm" svg:y="5.927cm">
          <text:p text:style-name="P3"><text:span text:style-name="T2">Handshak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2.065cm" svg:height="1.693cm" svg:x="7.197cm" svg:y="9.73cm">
          <text:p text:style-name="P1"><text:span text:style-name="T2">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2.065cm" svg:height="1.693cm" svg:x="7.197cm" svg:y="11.424cm">
          <text:p text:style-name="P1"><text:span text:style-name="T2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12.065cm" svg:height="1.058cm" svg:x="7.197cm" svg:y="7.761cm">
          <text:p text:style-name="P6"><text:span text:style-name="T2">Record Protocol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598cm" svg:height="1.693cm" svg:x="7.197cm" svg:y="5.927cm">
          <text:p text:style-name="P3"><text:span text:style-name="T2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2.065cm" svg:height="1.693cm" svg:x="7.197cm" svg:y="3.246cm">
          <text:p text:style-name="P3"><text:span text:style-name="T2">Appli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36cm" svg:height="2.893cm" svg:x="19.629cm" svg:y="5.927cm">
          <text:p text:style-name="P8"/>
          <draw:enhanced-geometry svg:viewBox="0 0 21600 21600" draw:glue-points="0 0 0 21600 21600 10800" draw:text-areas="0 ?f9 7800 ?f10" draw:type="right-brace" draw:modifiers="1800 10122.680412371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9" draw:layer="layout" svg:width="2.526cm" svg:height="1.195cm" draw:transform="rotate (1.5707963267946) translate (19.924cm 8.671cm)">
          <draw:text-box>
            <text:p text:style-name="P8"><text:span text:style-name="T3">T L S</text:span></text:p>
          </draw:text-box>
        </draw:frame>
        <draw:custom-shape draw:style-name="gr16" draw:text-style-name="P7" draw:layer="layout" svg:width="1.058cm" svg:height="0.966cm" svg:x="8.467cm" svg:y="4.956cm">
          <text:p text:style-name="P8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1.058cm" svg:height="0.89cm" svg:x="12.7cm" svg:y="8.819cm">
          <text:p text:style-name="P8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7" draw:layer="layout" svg:width="7.142cm" svg:height="9.524cm" svg:x="5.953cm" svg:y="1.93cm" draw:page-number="1" presentation:class="page"/>
          <draw:frame presentation:style-name="pr1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center" text:enable-numbering="false" fo:text-indent="0cm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pr1" draw:text-style-name="P3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4" draw:layer="backgroundobjects" svg:width="8.044cm" svg:height="1.271cm" svg:x="8.678cm" svg:y="17.357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5" draw:layer="backgroundobjects" svg:width="5.292cm" svg:height="1.271cm" svg:x="18.203cm" svg:y="17.357cm" presentation:class="page-number">
        <draw:text-box>
          <text:p text:style-name="P5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presentação do PowerPoint</dc:title>
    <meta:initial-creator>Eliezio Oliveira</meta:initial-creator>
    <meta:creation-date>2006-01-21T20:39:05</meta:creation-date>
    <dc:date>2006-02-13T04:56:02</dc:date>
    <meta:print-date>2006-01-21T20:55:13</meta:print-date>
    <dc:language>en-US</dc:language>
    <meta:editing-cycles>7</meta:editing-cycles>
    <meta:editing-duration>PT6H45M30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